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6000000036063DED21E.bmp"/>
  <manifest:file-entry manifest:media-type="image/jpeg" manifest:full-path="Pictures/10000000000004EC0000031A4DED7BA7.jpg"/>
  <manifest:file-entry manifest:media-type="image/jpeg" manifest:full-path="Pictures/10000000000004880000028D2C56157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White_25_20Background_25_20with_25_20T_26_B_25_20borders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/>
    </style:style>
    <style:style style:name="P2" style:family="paragraph">
      <style:text-properties fo:color="#000000" fo:font-family="'Segoe UI'" style:font-family-generic="swiss" style:font-pitch="variable" fo:font-size="26pt" fo:text-shadow="1pt 1pt" style:font-size-asian="26pt" style:font-size-complex="2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318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'Segoe UI'" style:font-family-generic="roman" style:font-pitch="variable" fo:font-size="14pt" fo:text-shadow="1pt 1pt" style:font-size-asian="14pt" style:font-size-complex="14pt"/>
    </style:style>
    <style:style style:name="P6" style:family="paragraph">
      <style:paragraph-properties fo:margin-left="0.318cm" fo:margin-right="0cm" fo:text-indent="-0.318cm"/>
    </style:style>
    <style:style style:name="P7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14pt" fo:text-shadow="1pt 1pt" style:font-size-asian="14pt" style:font-size-complex="14pt"/>
    </style:style>
    <style:style style:name="P8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32pt" fo:text-shadow="1pt 1pt" style:font-size-asian="32pt" style:font-size-complex="32pt"/>
    </style:style>
    <style:style style:name="P9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000000" fo:font-family="'Segoe UI'" style:font-family-generic="swiss" style:font-pitch="variable" fo:font-size="32pt" fo:text-shadow="none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2" style:family="text">
      <style:text-properties fo:color="#000000" fo:font-family="'Segoe UI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00" fo:font-family="'Segoe UI'" style:font-family-generic="swiss" style:font-pitch="variable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83caff" style:text-position="super 58%" fo:font-family="'Segoe UI'" style:font-family-generic="roman" style:font-pitch="variable" fo:font-size="32pt" fo:font-style="italic" fo:text-shadow="1pt 1pt" style:font-size-asian="32pt" style:font-style-asian="italic" style:font-size-complex="32pt" style:font-style-complex="italic"/>
    </style:style>
    <style:style style:name="T5" style:family="text">
      <style:text-properties fo:color="#83caff" fo:font-family="'Segoe UI'" style:font-family-generic="roman" style:font-pitch="variable" fo:font-size="32pt" fo:font-style="italic" fo:text-shadow="1pt 1pt" style:font-size-asian="32pt" style:font-style-asian="italic" style:font-size-complex="32pt" style:font-style-complex="italic"/>
    </style:style>
    <style:style style:name="T6" style:family="text">
      <style:text-properties fo:color="#ffffff" fo:font-family="'Segoe UI'" style:font-family-generic="roman" style:font-pitch="variable" fo:font-size="32pt" fo:text-shadow="1pt 1pt" style:font-size-asian="32pt" style:font-size-complex="32pt"/>
    </style:style>
    <style:style style:name="T7" style:family="text">
      <style:text-properties fo:color="#83caff" style:text-position="super 58%" fo:font-family="'Segoe UI'" style:font-family-generic="swiss" style:font-pitch="variable" fo:font-size="32pt" fo:font-style="italic" fo:text-shadow="1pt 1pt" style:font-size-asian="32pt" style:font-style-asian="italic" style:font-size-complex="32pt" style:font-style-complex="italic"/>
    </style:style>
    <style:style style:name="T8" style:family="text">
      <style:text-properties fo:color="#83caff" fo:font-family="'Segoe UI'" style:font-family-generic="swiss" style:font-pitch="variable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ffffff" fo:font-family="'Segoe UI'" style:font-family-generic="swiss" style:font-pitch="variable" fo:font-size="32pt" fo:text-shadow="1pt 1pt" style:font-size-asian="32pt" style:font-size-complex="32pt"/>
    </style:style>
    <style:style style:name="T10" style:family="text">
      <style:text-properties fo:color="#83caff" fo:font-family="'Segoe UI'" style:font-family-generic="roman" style:font-pitch="variable" fo:font-size="31pt" fo:font-style="italic" fo:text-shadow="1pt 1pt" style:font-size-asian="31pt" style:font-style-asian="italic" style:font-size-complex="31pt" style:font-style-complex="italic"/>
    </style:style>
    <style:style style:name="T11" style:family="text">
      <style:text-properties fo:color="#ffffff" fo:font-family="'Segoe UI'" style:font-family-generic="roman" style:font-pitch="variable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5_20Background_25_20with_25_20T_26_B_25_20borders2" presentation:presentation-page-layout-name="AL1T0">
        <draw:frame draw:style-name="gr1" draw:text-style-name="P2" draw:layer="layout" svg:width="25.146cm" svg:height="3.257cm" svg:x="1.524cm" svg:y="0.508cm">
          <draw:text-box>
            <text:p text:style-name="P1"><text:span text:style-name="T1">Psalmody</text:span></text:p>
            <text:p text:style-name="P1"><text:span text:style-name="T2">Psalm 30:1–12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5_20Background_25_20with_25_20T_26_B_25_20borders2">
        <draw:frame draw:style-name="gr3" draw:text-style-name="P5" draw:layer="layout" svg:width="24.384cm" svg:height="7.766cm" svg:x="1.778cm" svg:y="0.508cm">
          <draw:text-box>
            <text:p text:style-name="P3"><text:span text:style-name="T4">1</text:span><text:span text:style-name="T5">I will extol you, O LORD, for you have drawn me <text:s/>up</text:span></text:p>
            <text:p text:style-name="P4"><text:span text:style-name="T6"><text:s text:c="5"/></text:span><text:span text:style-name="T6">and have not let my foes rejoice over me.</text:span></text:p>
            <text:p text:style-name="P3"><text:span text:style-name="T4">2</text:span><text:span text:style-name="T5">O LORD my God, I cried to you for help,</text:span></text:p>
            <text:p text:style-name="P4"><text:span text:style-name="T6"><text:s text:c="5"/></text:span><text:span text:style-name="T6">and you have heal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5_20Background_25_20with_25_20T_26_B_25_20borders2">
        <draw:frame draw:style-name="gr4" draw:text-style-name="P5" draw:layer="layout" svg:width="25.4cm" svg:height="8.636cm" svg:x="1.27cm" svg:y="0.762cm">
          <draw:text-box>
            <text:p text:style-name="P3"><text:span text:style-name="T4">3</text:span><text:span text:style-name="T5">O LORD, you have brought up my soul from Sheol;</text:span></text:p>
            <text:p text:style-name="P4"><text:span text:style-name="T6"><text:s text:c="5"/></text:span><text:span text:style-name="T6">you restored me to life from among those </text:span></text:p>
            <text:p text:style-name="P4"><text:span text:style-name="T6"><text:s text:c="5"/></text:span><text:span text:style-name="T6">who go down to the pit.</text:span></text:p>
            <text:p text:style-name="P3"><text:span text:style-name="T4">4</text:span><text:span text:style-name="T5">Sing praises to the LORD, O you his saints,</text:span></text:p>
            <text:p text:style-name="P4"><text:span text:style-name="T6"><text:s text:c="5"/></text:span><text:span text:style-name="T6">and give thanks to his holy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5_20Background_25_20with_25_20T_26_B_25_20borders2">
        <draw:frame draw:style-name="gr5" draw:text-style-name="P7" draw:layer="layout" svg:width="25.4cm" svg:height="6.524cm" svg:x="1.341cm" svg:y="0.629cm">
          <draw:text-box>
            <text:p text:style-name="P6"><text:span text:style-name="T7">5</text:span><text:span text:style-name="T8">For his anger is but for a moment, </text:span><text:span text:style-name="T5">and his favor is for a lifetime.</text:span></text:p>
            <text:p text:style-name="P4"><text:span text:style-name="T9"><text:s text:c="5"/></text:span><text:span text:style-name="T9">Weeping may tarry for the night, </text:span><text:span text:style-name="T6">but joy </text:span></text:p>
            <text:p text:style-name="P4"><text:span text:style-name="T6"><text:s text:c="5"/></text:span><text:span text:style-name="T6">comes with the mor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5_20Background_25_20with_25_20T_26_B_25_20borders2">
        <draw:frame draw:style-name="gr6" draw:text-style-name="P7" draw:layer="layout" svg:width="25.4cm" svg:height="8.204cm" svg:x="1.27cm" svg:y="0.432cm">
          <draw:text-box>
            <text:p text:style-name="P6"><text:span text:style-name="T4">6</text:span><text:span text:style-name="T5">As for me, I said in my prosperity,</text:span></text:p>
            <text:p text:style-name="P4"><text:span text:style-name="T6"><text:s text:c="5"/>“</text:span><text:span text:style-name="T6">I shall never be moved.”</text:span></text:p>
            <text:p text:style-name="P6"><text:span text:style-name="T7">7</text:span><text:span text:style-name="T8">By your favor, O LORD, </text:span><text:span text:style-name="T5">you made my mountain stand strong;</text:span></text:p>
            <text:p text:style-name="P4"><text:span text:style-name="T9"><text:s text:c="5"/></text:span><text:span text:style-name="T9">you hid your face; </text:span><text:span text:style-name="T6">I was dismay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5_20Background_25_20with_25_20T_26_B_25_20borders2">
        <draw:frame draw:style-name="gr7" draw:text-style-name="P7" draw:layer="layout" svg:width="25.4cm" svg:height="9.474cm" svg:x="1.27cm" svg:y="0.503cm">
          <draw:text-box>
            <text:p text:style-name="P6"><text:span text:style-name="T4">8</text:span><text:span text:style-name="T5">To you, O LORD, I cry,</text:span></text:p>
            <text:p text:style-name="P4"><text:span text:style-name="T6"><text:s text:c="5"/></text:span><text:span text:style-name="T6">and to the Lord I plead for mercy:</text:span></text:p>
            <text:p text:style-name="P6"><text:span text:style-name="T7">9</text:span><text:span text:style-name="T8">“What profit is there in my death, </text:span><text:span text:style-name="T5">if I go down to the pit?</text:span></text:p>
            <text:p text:style-name="P4"><text:span text:style-name="T9"><text:s text:c="5"/></text:span><text:span text:style-name="T9">Will the dust praise you? </text:span><text:span text:style-name="T6">Will it tell of your </text:span></text:p>
            <text:p text:style-name="P4"><text:span text:style-name="T6"><text:s text:c="5"/></text:span><text:span text:style-name="T6">faithfulnes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5_20Background_25_20with_25_20T_26_B_25_20borders2">
        <draw:frame draw:style-name="gr8" draw:text-style-name="P8" draw:layer="layout" svg:width="25.908cm" svg:height="7.95cm" svg:x="1.016cm" svg:y="0.432cm">
          <draw:text-box>
            <text:p text:style-name="P6"><text:span text:style-name="T4">10</text:span><text:span text:style-name="T5">Hear, O LORD, and be merciful to me!</text:span></text:p>
            <text:p text:style-name="P4"><text:span text:style-name="T6"><text:s text:c="6"/></text:span><text:span text:style-name="T6">O LORD, be my helper!”</text:span></text:p>
            <text:p text:style-name="P3"><text:span text:style-name="T4">11</text:span><text:span text:style-name="T10">You have turned for me my mourning into dancing;</text:span></text:p>
            <text:p text:style-name="P4"><text:span text:style-name="T9"><text:s text:c="6"/></text:span><text:span text:style-name="T9">you have loosed my sackcloth </text:span><text:span text:style-name="T6">and clothed </text:span></text:p>
            <text:p text:style-name="P4"><text:span text:style-name="T6"><text:s text:c="6"/></text:span><text:span text:style-name="T6">me with gladn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5_20Background_25_20with_25_20T_26_B_25_20borders2">
        <draw:frame draw:style-name="gr9" draw:text-style-name="P8" draw:layer="layout" svg:width="25.146cm" svg:height="6.858cm" svg:x="1.524cm" svg:y="0.508cm">
          <draw:text-box>
            <text:p text:style-name="P6"><text:span text:style-name="T4">12</text:span><text:span text:style-name="T5">that my glory may sing your praise and not be <text:s text:c="3"/></text:span></text:p>
            <text:p text:style-name="P6"><text:span text:style-name="T5"><text:s text:c="3"/></text:span><text:span text:style-name="T5">silent.</text:span></text:p>
            <text:p text:style-name="P4"><text:span text:style-name="T6"><text:s text:c="7"/></text:span><text:span text:style-name="T6">O LORD my God, I will give thanks to you </text:span></text:p>
            <text:p text:style-name="P4"><text:span text:style-name="T6"><text:s text:c="7"/></text:span><text:span text:style-name="T6">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5_20Background_25_20with_25_20T_26_B_25_20borders2">
        <draw:frame draw:style-name="gr10" draw:text-style-name="P9" draw:layer="layout" svg:width="25.146cm" svg:height="4.826cm" svg:x="1.524cm" svg:y="0.508cm">
          <draw:text-box>
            <text:p text:style-name="P6"><text:span text:style-name="T11">C: Glory be to the Father and to the Son and to </text:span></text:p>
            <text:p text:style-name="P6"><text:span text:style-name="T11"><text:s text:c="4"/></text:span><text:span text:style-name="T11">the Holy Spirit; as it was in the beginning, is </text:span></text:p>
            <text:p text:style-name="P6"><text:span text:style-name="T11"><text:s text:c="4"/></text:span><text:span text:style-name="T11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000000036063DED21E.bmp" xlink:type="simple" xlink:show="embed" xlink:actuate="onLoad"/>
    <draw:fill-image draw:name="background" xlink:href="Pictures/10000000000004880000028D2C5615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My_20_Standard_20_Text" style:display-name="My Standard Text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>
        <text:list-style style:name="My_20_Standard_20_Text" style:display-name="My Standar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Segoe UI'" style:font-family-generic="swiss" style:font-pitch="variable" fo:letter-spacing="normal" fo:language="en" fo:country="US" style:text-underline-style="solid" style:text-underline-width="auto" style:text-underline-color="font-color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Arial" style:font-family-generic-complex="system" style:font-pitch-complex="variable" style:language-complex="hi" style:country-complex="IN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2-background" style:display-name="White%20Background%20with%20T&amp;B%20borders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White_25_20Background_25_20with_25_20T_26_B_25_20borders2-backgroundobjects" style:display-name="White%20Background%20with%20T&amp;B%20border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Background_25_20with_25_20T_26_B_25_20borders2-notes" style:display-name="White%20Background%20with%20T&amp;B%20border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2-outline1" style:display-name="White%20Background%20with%20T&amp;B%20borders2-outline1" style:family="presentation">
      <style:graphic-properties draw:stroke="none" draw:fill="none" draw:auto-grow-height="false">
        <text:list-style style:name="White_25_20Background_25_20with_25_20T_26_B_25_20borders2-outline1" style:display-name="White%20Background%20with%20T&amp;B%20border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2-outline2" style:display-name="White%20Background%20with%20T&amp;B%20borders2-outline2" style:family="presentation" style:parent-style-name="White_25_20Background_25_20with_25_20T_26_B_25_20borders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Background_25_20with_25_20T_26_B_25_20borders2-outline3" style:display-name="White%20Background%20with%20T&amp;B%20borders2-outline3" style:family="presentation" style:parent-style-name="White_25_20Background_25_20with_25_20T_26_B_25_20borders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Background_25_20with_25_20T_26_B_25_20borders2-outline4" style:display-name="White%20Background%20with%20T&amp;B%20borders2-outline4" style:family="presentation" style:parent-style-name="White_25_20Background_25_20with_25_20T_26_B_25_20borders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Background_25_20with_25_20T_26_B_25_20borders2-outline5" style:display-name="White%20Background%20with%20T&amp;B%20borders2-outline5" style:family="presentation" style:parent-style-name="White_25_20Background_25_20with_25_20T_26_B_25_20borders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2-outline6" style:display-name="White%20Background%20with%20T&amp;B%20borders2-outline6" style:family="presentation" style:parent-style-name="White_25_20Background_25_20with_25_20T_26_B_25_20borders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2-outline7" style:display-name="White%20Background%20with%20T&amp;B%20borders2-outline7" style:family="presentation" style:parent-style-name="White_25_20Background_25_20with_25_20T_26_B_25_20borders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2-outline8" style:display-name="White%20Background%20with%20T&amp;B%20borders2-outline8" style:family="presentation" style:parent-style-name="White_25_20Background_25_20with_25_20T_26_B_25_20borders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2-outline9" style:display-name="White%20Background%20with%20T&amp;B%20borders2-outline9" style:family="presentation" style:parent-style-name="White_25_20Background_25_20with_25_20T_26_B_25_20borders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2-subtitle" style:display-name="White%20Background%20with%20T&amp;B%20borders2-subtitle" style:family="presentation">
      <style:graphic-properties draw:stroke="none" draw:fill="none" draw:textarea-vertical-align="middle">
        <text:list-style style:name="White_25_20Background_25_20with_25_20T_26_B_25_20borders2-subtitle" style:display-name="White%20Background%20with%20T&amp;B%20border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2-title" style:display-name="White%20Background%20with%20T&amp;B%20borders2-title" style:family="presentation">
      <style:graphic-properties draw:stroke="none" draw:fill="none" draw:textarea-vertical-align="middle">
        <text:list-style style:name="White_25_20Background_25_20with_25_20T_26_B_25_20borders2-title" style:display-name="White%20Background%20with%20T&amp;B%20border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hite_25_20Background_25_20with_25_20T_26_B_25_20borders2-backgroundobjects">
      <style:graphic-properties draw:stroke="none" draw:fill="none" draw:fill-color="#ffffff" draw:auto-grow-height="false" fo:min-height="1.449cm"/>
    </style:style>
    <style:style style:name="Mpr5" style:family="presentation" style:parent-style-name="White_25_20Background_25_20with_25_20T_26_B_25_20borders2-backgroundobjects">
      <style:graphic-properties draw:stroke="none" draw:fill="none" draw:fill-color="#ffffff" draw:auto-grow-height="false" fo:min-height="1.397cm"/>
    </style:style>
    <style:style style:name="Mpr6" style:family="presentation" style:parent-style-name="White_25_20Background_25_20with_25_20T_26_B_25_20borders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_25_20Background_25_20with_25_20T_26_B_25_20borders2" style:display-name="White%20Background%20with%20T&amp;B%20borders2" style:page-layout-name="PM1" draw:style-name="Mdp2">
      <draw:frame presentation:style-name="White_25_20Background_25_20with_25_20T_26_B_25_20borders2-title" draw:layer="backgroundobjects" svg:width="25.199cm" svg:height="2.63cm" svg:x="1.4cm" svg:y="0.627cm" presentation:class="title" presentation:placeholder="true">
        <draw:text-box/>
      </draw:frame>
      <draw:frame presentation:style-name="White_25_20Background_25_20with_25_20T_26_B_25_20borders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4DED7BA7.jpg" xlink:type="simple" xlink:show="embed" xlink:actuate="onLoad">
          <text:p/>
        </draw:image>
      </draw:frame>
      <presentation:notes style:page-layout-name="PM0">
        <draw:page-thumbnail presentation:style-name="White_25_20Background_25_20with_25_20T_26_B_25_20borders2-title" draw:layer="backgroundobjects" svg:width="13.968cm" svg:height="10.476cm" svg:x="3.81cm" svg:y="2.123cm" presentation:class="page"/>
        <draw:frame presentation:style-name="White_25_20Background_25_20with_25_20T_26_B_25_20borders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8T09:54:09.381000000</meta:creation-date>
    <dc:date>2019-05-01T18:45:26.19</dc:date>
    <meta:editing-duration>PT1H3M13S</meta:editing-duration>
    <meta:editing-cycles>4</meta:editing-cycles>
    <meta:generator>OpenOffice/4.1.5$Win32 OpenOffice.org_project/415m1$Build-9789</meta:generator>
    <dc:creator>Jeff Neumann</dc:creator>
    <meta:document-statistic meta:object-count="60"/>
  </office:meta>
</office:document-meta>
</file>